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st_20_3">
      <style:text-properties fo:font-weight="bold" style:font-weight-asian="bold" style:font-weight-complex="bold"/>
    </style:style>
    <style:style style:name="P2" style:family="paragraph" style:parent-style-name="Text_20_body" style:list-style-name="List_20_3"/>
    <style:style style:name="P3" style:family="paragraph" style:parent-style-name="Text_20_body" style:list-style-name="List_20_3">
      <style:text-properties officeooo:paragraph-rsid="001c7c7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<text:bookmark-start text:name="__RefHeading__3153_591435949"/>meine-noten, todo, krypto<text:bookmark-end text:name="__RefHeading__3153_591435949"/></text:h>
      <text:list xml:id="list3010011698943203215" text:style-name="List_20_3">
        <text:list-item>
          <text:p text:style-name="P2">Lerninhalte: Strukturen, Zeiger, Funktionen, <text:span text:style-name="T1">Dateien</text:span></text:p>
        </text:list-item>
      </text:list>
      <text:h text:style-name="Heading_20_2" text:outline-level="2">Aufgabe: f_meine-noten </text:h>
      <text:p text:style-name="Text_20_body">Das Programm muss als Argument den Namen einer Datei mit folg. Aufbau erhalten. </text:p>
      <text:list xml:id="list124004825746835" text:continue-numbering="true" text:style-name="List_20_3">
        <text:list-item>
          <text:p text:style-name="P3">Datei: <text:span text:style-name="T1">noten-MAX-MUSTERMANN.txt</text:span> </text:p>
        </text:list-item>
      </text:list>
      <text:p text:style-name="Standard">&gt;=87.5%Note1 </text:p>
      <text:p text:style-name="Standard">&gt;=75.0%Note2 </text:p>
      <text:p text:style-name="Standard">&gt;=62.5%Note3 </text:p>
      <text:p text:style-name="Standard">&gt;=50.0%Note4 </text:p>
      <text:p text:style-name="Standard">WANN:ERREICHBARE-PUNKTE:ERREICHTE-PUNKTE:BESCHREIBUNG </text:p>
      <text:p text:style-name="Standard">2013.02.10:25:10:C-Arrays </text:p>
      <text:p text:style-name="Standard">2013.03.10:25:20:C-Funktionen </text:p>
      <text:p text:style-name="Standard">2013.04.22:25:4:C-Dateien </text:p>
      <text:p text:style-name="Standard">2013.05.01:25:5:C-Strukturen </text:p>
      <text:p text:style-name="Standard"/>
      <text:list xml:id="list124006287214763" text:continue-numbering="true" text:style-name="List_20_3">
        <text:list-item>
          <text:p text:style-name="P2">Folgende Ausgabe auf den Bildschirm soll dann erzeugt werden: </text:p>
        </text:list-item>
      </text:list>
      <text:p text:style-name="Standard">Name:<text:tab/><text:tab/><text:tab/>MAX MUSTERMAN </text:p>
      <text:p text:style-name="Standard">Punktestand: <text:tab/><text:tab/>39 Punkte von 100 </text:p>
      <text:p text:style-name="Standard">Prozent: <text:tab/><text:tab/>39% </text:p>
      <text:p text:style-name="Standard">Note: <text:tab/><text:tab/><text:tab/>5 </text:p>
      <text:p text:style-name="Standard">Schlechtestes Ergebnis: <text:tab/>2013.05.01:20:4:C-Dateien </text:p>
      <text:p text:style-name="Standard">Bestes Ergebnis: <text:tab/><text:tab/>2013.03.10:20:20:C-Funktionen </text:p>
      <text:h text:style-name="Heading_20_2" text:outline-level="2">Aufgabe: todo </text:h>
      <text:p text:style-name="Text_20_body">Das Programm liest die im aktuellen Ordner befindliche Datei <text:span text:style-name="T1">todo.txt</text:span> ein und nimmt folgende Befehle entgegen. Sollte die Datei nicht vorhanden sein, wird diese erstellt. </text:p>
      <text:list xml:id="list124004592803232" text:continue-numbering="true" text:style-name="List_20_3">
        <text:list-item>
          <text:p text:style-name="P1">todo add "C Programme erstellen" </text:p>
        </text:list-item>
        <text:list-item>
          <text:p text:style-name="P1">todo list </text:p>
        </text:list-item>
        <text:list-item>
          <text:p text:style-name="P1">todo # edit </text:p>
        </text:list-item>
        <text:list-item>
          <text:p text:style-name="P1">todo # del </text:p>
        </text:list-item>
      </text:list>
      <text:p text:style-name="Standard"># … steht für eine eindeutige Nummer, die den jeweiligen Task definiert.</text:p>
      <text:p text:style-name="Standard"># edit … ruft für den jeweiligen Datensatz einen Editor auf. ( man system) <text:s/></text:p>
      <text:p text:style-name="Standard"/>
      <text:list xml:id="list124004787519304" text:continue-numbering="true" text:style-name="List_20_3">
        <text:list-item>
          <text:p text:style-name="P2">Der Aufbau der Datei: <text:span text:style-name="T1">todo.txt </text:span></text:p>
        </text:list-item>
      </text:list>
      <text:p text:style-name="Standard">3</text:p>
      <text:p text:style-name="Standard">12.12.2000 13.12.2000 C Programme aus c-zeiger/02-ueben programmiert. </text:p>
      <text:p text:style-name="Standard">12.01.2001 13.01.2001 TODO: C Programme aus c-strukturen/02-ueben programmieren. </text:p>
      <text:p text:style-name="Standard">22.01.2001 23.01.2001 C von A-Z lesen </text:p>
      <text:p text:style-name="Standard"/>
      <text:h text:style-name="Heading_20_2" text:outline-level="2">Aufgabe: f_krypto.c </text:h>
      <text:p text:style-name="Text_20_body">Das zu erstellende Programm soll auf folgende Weise aufgerufen werden können. </text:p>
      <text:list xml:id="list124005141890677" text:continue-numbering="true" text:style-name="List_20_3">
        <text:list-item>
          <text:p text:style-name="P1">./f_krypto.exe xor 127 quelle.txt </text:p>
        </text:list-item>
        <text:list-item>
          <text:p text:style-name="P1">./f_krypto.exe caesar 15 quelle.txt </text:p>
        </text:list-item>
        <text:list-item>
          <text:p text:style-name="P1">./f_krypto.exe skytale 3 5 quelle.txt </text:p>
        </text:list-item>
        <text:list-item>
          <text:p text:style-name="P1">./f_krypto.exe vigenere comein quelle.txt </text:p>
        </text:list-item>
      </text:list>
      <text:p text:style-name="Text_20_body">Zu den Verschlüsselungsalgorithmen, siehe Kapitel <text:span text:style-name="T1">C/99-theme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Nimbus Mono L" fo:font-family="'Nimbus Mono L'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ufgaben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3-02-08T22:35:52</meta:creation-date>
    <meta:editing-cycles>11</meta:editing-cycles>
    <meta:editing-duration>PT2H45M29S</meta:editing-duration>
    <dc:date>2017-06-20T12:40:03.865004400</dc:date>
    <dc:creator>hofmann </dc:creator>
    <meta:document-statistic meta:table-count="0" meta:image-count="0" meta:object-count="0" meta:page-count="1" meta:paragraph-count="43" meta:word-count="211" meta:character-count="1683" meta:non-whitespace-character-count="147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3-02-08T22:35:51"/>
  </office:meta>
</office:document-meta>
</file>